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DejaVu Sans1" style:font-name-complex="DejaVu Sans1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50" table:default-cell-style-name="Default"/>
        <table:table-row table:style-name="ro1">
          <table:table-cell office:value-type="string">
            <text:p>Mida HD</text:p>
          </table:table-cell>
          <table:table-cell office:value-type="string">
            <text:p>16G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/>
          <table:table-cell office:value-type="string">
            <text:p>Bytes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1KB</text:p>
          </table:table-cell>
          <table:table-cell office:value-type="float" office:value="1024">
            <text:p>1024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4KB</text:p>
          </table:table-cell>
          <table:table-cell table:formula="oooc:=4*[.B3]" office:value-type="float" office:value="4096">
            <text:p>4096</text:p>
          </table:table-cell>
          <table:table-cell table:style-name="ce4" office:value-type="string">
            <text:p>4*1024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8KB</text:p>
          </table:table-cell>
          <table:table-cell table:formula="oooc:=[.B3]*8" office:value-type="float" office:value="8192">
            <text:p>8192</text:p>
          </table:table-cell>
          <table:table-cell table:style-name="ce4" office:value-type="string">
            <text:p>8*1024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32KB</text:p>
          </table:table-cell>
          <table:table-cell table:style-name="ce3" table:formula="oooc:=32*[.B3]" office:value-type="float" office:value="32768">
            <text:p>32768</text:p>
          </table:table-cell>
          <table:table-cell table:style-name="ce4" office:value-type="string">
            <text:p>32*1024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64KB</text:p>
          </table:table-cell>
          <table:table-cell table:style-name="ce3" table:formula="oooc:=64*[.B3]" office:value-type="float" office:value="65536">
            <text:p>65536</text:p>
          </table:table-cell>
          <table:table-cell table:style-name="ce4" office:value-type="string">
            <text:p>64*1024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1GB</text:p>
          </table:table-cell>
          <table:table-cell office:value-type="float" office:value="1073741824">
            <text:p>1073741824</text:p>
          </table:table-cell>
          <table:table-cell table:style-name="ce4" office:value-type="string">
            <text:p>1024*1024*1024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16GB</text:p>
          </table:table-cell>
          <table:table-cell table:formula="oooc:=16*[.B8]" office:value-type="float" office:value="17179869184">
            <text:p>17179869184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table:style-name="ce1" office:value-type="string" table:number-columns-spanned="3" table:number-rows-spanned="1">
            <text:p>Mida de bloc 4K (màxim amb CPU 32 bits)</text:p>
          </table:table-cell>
          <table:covered-table-cell table:number-columns-repeated="2" table:style-name="ce3"/>
          <table:table-cell table:style-name="ce3"/>
          <table:table-cell table:style-name="ce1" office:value-type="string" table:number-columns-spanned="3" table:number-rows-spanned="1">
            <text:p>Mida de bloc 8K (només CPU de 64 bits)</text:p>
          </table:table-cell>
          <table:covered-table-cell table:number-columns-repeated="2" table:style-name="ce3"/>
          <table:table-cell table:number-columns-repeated="249"/>
        </table:table-row>
        <table:table-row table:style-name="ro1">
          <table:table-cell office:value-type="string">
            <text:p>nº blocs</text:p>
          </table:table-cell>
          <table:table-cell table:style-name="ce4" office:value-type="string">
            <text:p>17179869184/4096</text:p>
          </table:table-cell>
          <table:table-cell table:style-name="ce3" table:formula="oooc:=[.B9]/[.B4]" office:value-type="float" office:value="4194304">
            <text:p>4194304</text:p>
          </table:table-cell>
          <table:table-cell/>
          <table:table-cell office:value-type="string">
            <text:p>nº blocs</text:p>
          </table:table-cell>
          <table:table-cell table:style-name="ce4" office:value-type="string">
            <text:p>17179869184/8192</text:p>
          </table:table-cell>
          <table:table-cell table:style-name="ce3" table:formula="oooc:=[.B9]/[.B5]" office:value-type="float" office:value="2097152">
            <text:p>2097152</text:p>
          </table:table-cell>
          <table:table-cell table:number-columns-repeated="249"/>
        </table:table-row>
        <table:table-row table:style-name="ro1">
          <table:table-cell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249"/>
        </table:table-row>
        <table:table-row table:style-name="ro2">
          <table:table-cell table:style-name="ce2" office:value-type="string">
            <text:p>Quantitat de blocs per grup de blocs (en KB)</text:p>
          </table:table-cell>
          <table:table-cell table:style-name="ce3" office:value-type="string">
            <text:p>32K</text:p>
          </table:table-cell>
          <table:table-cell table:style-name="ce3" office:value-type="string">
            <text:p>8*MidaBloc</text:p>
          </table:table-cell>
          <table:table-cell/>
          <table:table-cell table:style-name="ce2" office:value-type="string">
            <text:p>Quantitat de blocs per grup de blocs (en KB)</text:p>
          </table:table-cell>
          <table:table-cell table:style-name="ce3" office:value-type="string">
            <text:p>64K</text:p>
          </table:table-cell>
          <table:table-cell table:style-name="ce3" office:value-type="string">
            <text:p>8*MidaBloc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Nº de grups de bloc</text:p>
          </table:table-cell>
          <table:table-cell table:style-name="ce5" table:formula="oooc:=[.C12]/[.B6]" office:value-type="float" office:value="128">
            <text:p>128</text:p>
          </table:table-cell>
          <table:table-cell table:style-name="ce5" office:value-type="string">
            <text:p>nºblocs/32K</text:p>
          </table:table-cell>
          <table:table-cell table:style-name="ce2"/>
          <table:table-cell table:style-name="ce2" office:value-type="string">
            <text:p>Nº de grups de bloc</text:p>
          </table:table-cell>
          <table:table-cell table:style-name="ce5" table:formula="oooc:=[.G12]/[.B7]" office:value-type="float" office:value="32">
            <text:p>32</text:p>
          </table:table-cell>
          <table:table-cell table:style-name="ce5" office:value-type="string">
            <text:p>nºblocs/64K</text:p>
          </table:table-cell>
          <table:table-cell table:style-name="ce2" table:number-columns-repeated="249"/>
        </table:table-row>
        <table:table-row table:style-name="ro4">
          <table:table-cell table:style-name="ce2" office:value-type="string">
            <text:p>Nº de blocs per grup de blocs</text:p>
          </table:table-cell>
          <table:table-cell table:style-name="ce2" office:value-type="string">
            <text:p>4K</text:p>
          </table:table-cell>
          <table:table-cell table:style-name="ce5"/>
          <table:table-cell table:style-name="ce2"/>
          <table:table-cell table:style-name="ce2" office:value-type="string">
            <text:p><text:span text:style-name="T1">Nº de blocs per grup de blocs</text:span></text:p>
          </table:table-cell>
          <table:table-cell table:style-name="ce5" office:value-type="string">
            <text:p>8K</text:p>
          </table:table-cell>
          <table:table-cell table:style-name="ce5"/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style-name="ce3" table:formula="oooc:=[.A17]*[.B17]" office:value-type="float" office:value="32768">
            <text:p>32768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1">
            <text:p>1</text:p>
          </table:table-cell>
          <table:table-cell table:style-name="ce3" table:formula="oooc:=[.E17]*[.F17]" office:value-type="float" office:value="65536">
            <text:p>6553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formula="oooc:=[.A18]*[.B18]" office:value-type="float" office:value="65536">
            <text:p>6553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formula="oooc:=[.E18]*[.F18]" office:value-type="float" office:value="131072">
            <text:p>13107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">
            <text:p>3</text:p>
          </table:table-cell>
          <table:table-cell table:style-name="ce3" table:formula="oooc:=[.A19]*[.B19]" office:value-type="float" office:value="98304">
            <text:p>98304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3">
            <text:p>3</text:p>
          </table:table-cell>
          <table:table-cell table:style-name="ce3" table:formula="oooc:=[.E19]*[.F19]" office:value-type="float" office:value="196608">
            <text:p>19660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formula="oooc:=[.A20]*[.B20]" office:value-type="float" office:value="131072">
            <text:p>131072</text:p>
          </table:table-cell>
          <table:table-cell/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formula="oooc:=[.E20]*[.F20]" office:value-type="float" office:value="262144">
            <text:p>26214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">
            <text:p>5</text:p>
          </table:table-cell>
          <table:table-cell table:style-name="ce3" table:formula="oooc:=[.A21]*[.B21]" office:value-type="float" office:value="163840">
            <text:p>163840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5">
            <text:p>5</text:p>
          </table:table-cell>
          <table:table-cell table:style-name="ce3" table:formula="oooc:=[.E21]*[.F21]" office:value-type="float" office:value="327680">
            <text:p>32768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">
            <text:p>6</text:p>
          </table:table-cell>
          <table:table-cell table:formula="oooc:=[.A22]*[.B22]" office:value-type="float" office:value="196608">
            <text:p>19660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6">
            <text:p>6</text:p>
          </table:table-cell>
          <table:table-cell table:formula="oooc:=[.E22]*[.F22]" office:value-type="float" office:value="393216">
            <text:p>39321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">
            <text:p>7</text:p>
          </table:table-cell>
          <table:table-cell table:style-name="ce3" table:formula="oooc:=[.A23]*[.B23]" office:value-type="float" office:value="229376">
            <text:p>229376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7">
            <text:p>7</text:p>
          </table:table-cell>
          <table:table-cell table:style-name="ce3" table:formula="oooc:=[.E23]*[.F23]" office:value-type="float" office:value="458752">
            <text:p>45875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formula="oooc:=[.A24]*[.B24]" office:value-type="float" office:value="262144">
            <text:p>26214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formula="oooc:=[.E24]*[.F24]" office:value-type="float" office:value="524288">
            <text:p>52428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">
            <text:p>9</text:p>
          </table:table-cell>
          <table:table-cell table:style-name="ce3" table:formula="oooc:=[.A25]*[.B25]" office:value-type="float" office:value="294912">
            <text:p>294912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9">
            <text:p>9</text:p>
          </table:table-cell>
          <table:table-cell table:style-name="ce3" table:formula="oooc:=[.E25]*[.F25]" office:value-type="float" office:value="589824">
            <text:p>58982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">
            <text:p>10</text:p>
          </table:table-cell>
          <table:table-cell table:formula="oooc:=[.A26]*[.B26]" office:value-type="float" office:value="327680">
            <text:p>32768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0">
            <text:p>10</text:p>
          </table:table-cell>
          <table:table-cell table:formula="oooc:=[.E26]*[.F26]" office:value-type="float" office:value="655360">
            <text:p>65536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">
            <text:p>11</text:p>
          </table:table-cell>
          <table:table-cell table:formula="oooc:=[.A27]*[.B27]" office:value-type="float" office:value="360448">
            <text:p>36044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1">
            <text:p>11</text:p>
          </table:table-cell>
          <table:table-cell table:formula="oooc:=[.E27]*[.F27]" office:value-type="float" office:value="720896">
            <text:p>72089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">
            <text:p>12</text:p>
          </table:table-cell>
          <table:table-cell table:formula="oooc:=[.A28]*[.B28]" office:value-type="float" office:value="393216">
            <text:p>39321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2">
            <text:p>12</text:p>
          </table:table-cell>
          <table:table-cell table:formula="oooc:=[.E28]*[.F28]" office:value-type="float" office:value="786432">
            <text:p>78643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3">
            <text:p>13</text:p>
          </table:table-cell>
          <table:table-cell table:formula="oooc:=[.A29]*[.B29]" office:value-type="float" office:value="425984">
            <text:p>42598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3">
            <text:p>13</text:p>
          </table:table-cell>
          <table:table-cell table:formula="oooc:=[.E29]*[.F29]" office:value-type="float" office:value="851968">
            <text:p>85196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4">
            <text:p>14</text:p>
          </table:table-cell>
          <table:table-cell table:formula="oooc:=[.A30]*[.B30]" office:value-type="float" office:value="458752">
            <text:p>458752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4">
            <text:p>14</text:p>
          </table:table-cell>
          <table:table-cell table:formula="oooc:=[.E30]*[.F30]" office:value-type="float" office:value="917504">
            <text:p>91750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5">
            <text:p>15</text:p>
          </table:table-cell>
          <table:table-cell table:formula="oooc:=[.A31]*[.B31]" office:value-type="float" office:value="491520">
            <text:p>49152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5">
            <text:p>15</text:p>
          </table:table-cell>
          <table:table-cell table:formula="oooc:=[.E31]*[.F31]" office:value-type="float" office:value="983040">
            <text:p>98304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">
            <text:p>16</text:p>
          </table:table-cell>
          <table:table-cell table:formula="oooc:=[.A32]*[.B32]" office:value-type="float" office:value="524288">
            <text:p>52428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6">
            <text:p>16</text:p>
          </table:table-cell>
          <table:table-cell table:formula="oooc:=[.E32]*[.F32]" office:value-type="float" office:value="1048576">
            <text:p>104857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7">
            <text:p>17</text:p>
          </table:table-cell>
          <table:table-cell table:formula="oooc:=[.A33]*[.B33]" office:value-type="float" office:value="557056">
            <text:p>55705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7">
            <text:p>17</text:p>
          </table:table-cell>
          <table:table-cell table:formula="oooc:=[.E33]*[.F33]" office:value-type="float" office:value="1114112">
            <text:p>111411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8">
            <text:p>18</text:p>
          </table:table-cell>
          <table:table-cell table:formula="oooc:=[.A34]*[.B34]" office:value-type="float" office:value="589824">
            <text:p>58982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8">
            <text:p>18</text:p>
          </table:table-cell>
          <table:table-cell table:formula="oooc:=[.E34]*[.F34]" office:value-type="float" office:value="1179648">
            <text:p>117964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9">
            <text:p>19</text:p>
          </table:table-cell>
          <table:table-cell table:formula="oooc:=[.A35]*[.B35]" office:value-type="float" office:value="622592">
            <text:p>622592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9">
            <text:p>19</text:p>
          </table:table-cell>
          <table:table-cell table:formula="oooc:=[.E35]*[.F35]" office:value-type="float" office:value="1245184">
            <text:p>124518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">
            <text:p>20</text:p>
          </table:table-cell>
          <table:table-cell table:formula="oooc:=[.A36]*[.B36]" office:value-type="float" office:value="655360">
            <text:p>65536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0">
            <text:p>20</text:p>
          </table:table-cell>
          <table:table-cell table:formula="oooc:=[.E36]*[.F36]" office:value-type="float" office:value="1310720">
            <text:p>131072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1">
            <text:p>21</text:p>
          </table:table-cell>
          <table:table-cell table:formula="oooc:=[.A37]*[.B37]" office:value-type="float" office:value="688128">
            <text:p>68812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1">
            <text:p>21</text:p>
          </table:table-cell>
          <table:table-cell table:formula="oooc:=[.E37]*[.F37]" office:value-type="float" office:value="1376256">
            <text:p>137625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2">
            <text:p>22</text:p>
          </table:table-cell>
          <table:table-cell table:formula="oooc:=[.A38]*[.B38]" office:value-type="float" office:value="720896">
            <text:p>72089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2">
            <text:p>22</text:p>
          </table:table-cell>
          <table:table-cell table:formula="oooc:=[.E38]*[.F38]" office:value-type="float" office:value="1441792">
            <text:p>144179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3">
            <text:p>23</text:p>
          </table:table-cell>
          <table:table-cell table:formula="oooc:=[.A39]*[.B39]" office:value-type="float" office:value="753664">
            <text:p>75366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3">
            <text:p>23</text:p>
          </table:table-cell>
          <table:table-cell table:formula="oooc:=[.E39]*[.F39]" office:value-type="float" office:value="1507328">
            <text:p>150732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4">
            <text:p>24</text:p>
          </table:table-cell>
          <table:table-cell table:formula="oooc:=[.A40]*[.B40]" office:value-type="float" office:value="786432">
            <text:p>786432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4">
            <text:p>24</text:p>
          </table:table-cell>
          <table:table-cell table:formula="oooc:=[.E40]*[.F40]" office:value-type="float" office:value="1572864">
            <text:p>157286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">
            <text:p>25</text:p>
          </table:table-cell>
          <table:table-cell table:style-name="ce3" table:formula="oooc:=[.A41]*[.B41]" office:value-type="float" office:value="819200">
            <text:p>819200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25">
            <text:p>25</text:p>
          </table:table-cell>
          <table:table-cell table:style-name="ce3" table:formula="oooc:=[.E41]*[.F41]" office:value-type="float" office:value="1638400">
            <text:p>163840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6">
            <text:p>26</text:p>
          </table:table-cell>
          <table:table-cell table:formula="oooc:=[.A42]*[.B42]" office:value-type="float" office:value="851968">
            <text:p>85196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6">
            <text:p>26</text:p>
          </table:table-cell>
          <table:table-cell table:formula="oooc:=[.E42]*[.F42]" office:value-type="float" office:value="1703936">
            <text:p>170393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7">
            <text:p>27</text:p>
          </table:table-cell>
          <table:table-cell table:style-name="ce3" office:value-type="float" office:value="884736">
            <text:p>884736</text:p>
          </table:table-cell>
          <table:table-cell/>
          <table:table-cell office:value-type="float" office:value="65536">
            <text:p>65536</text:p>
          </table:table-cell>
          <table:table-cell table:style-name="ce3" office:value-type="float" office:value="27">
            <text:p>27</text:p>
          </table:table-cell>
          <table:table-cell table:style-name="ce3" table:formula="oooc:=[.E43]*[.F43]" office:value-type="float" office:value="1769472">
            <text:p>176947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8">
            <text:p>28</text:p>
          </table:table-cell>
          <table:table-cell table:formula="oooc:=[.A44]*[.B44]" office:value-type="float" office:value="917504">
            <text:p>91750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8">
            <text:p>28</text:p>
          </table:table-cell>
          <table:table-cell table:formula="oooc:=[.E44]*[.F44]" office:value-type="float" office:value="1835008">
            <text:p>183500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9">
            <text:p>29</text:p>
          </table:table-cell>
          <table:table-cell table:formula="oooc:=[.A45]*[.B45]" office:value-type="float" office:value="950272">
            <text:p>950272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9">
            <text:p>29</text:p>
          </table:table-cell>
          <table:table-cell table:formula="oooc:=[.E45]*[.F45]" office:value-type="float" office:value="1900544">
            <text:p>1900544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0">
            <text:p>30</text:p>
          </table:table-cell>
          <table:table-cell table:formula="oooc:=[.A46]*[.B46]" office:value-type="float" office:value="983040">
            <text:p>98304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30">
            <text:p>30</text:p>
          </table:table-cell>
          <table:table-cell table:formula="oooc:=[.E46]*[.F46]" office:value-type="float" office:value="1966080">
            <text:p>1966080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1">
            <text:p>31</text:p>
          </table:table-cell>
          <table:table-cell table:formula="oooc:=[.A47]*[.B47]" office:value-type="float" office:value="1015808">
            <text:p>101580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31">
            <text:p>31</text:p>
          </table:table-cell>
          <table:table-cell table:formula="oooc:=[.E47]*[.F47]" office:value-type="float" office:value="2031616">
            <text:p>203161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table:formula="oooc:=[.A48]*[.B48]" office:value-type="float" office:value="1048576">
            <text:p>104857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32">
            <text:p>32</text:p>
          </table:table-cell>
          <table:table-cell table:formula="oooc:=[.E48]*[.F48]" office:value-type="float" office:value="2097152">
            <text:p>209715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3">
            <text:p>33</text:p>
          </table:table-cell>
          <table:table-cell table:formula="oooc:=[.A49]*[.B49]" office:value-type="float" office:value="1081344">
            <text:p>108134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4">
            <text:p>34</text:p>
          </table:table-cell>
          <table:table-cell table:formula="oooc:=[.A50]*[.B50]" office:value-type="float" office:value="1114112">
            <text:p>111411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5">
            <text:p>35</text:p>
          </table:table-cell>
          <table:table-cell table:formula="oooc:=[.A51]*[.B51]" office:value-type="float" office:value="1146880">
            <text:p>114688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6">
            <text:p>36</text:p>
          </table:table-cell>
          <table:table-cell table:formula="oooc:=[.A52]*[.B52]" office:value-type="float" office:value="1179648">
            <text:p>117964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7">
            <text:p>37</text:p>
          </table:table-cell>
          <table:table-cell table:formula="oooc:=[.A53]*[.B53]" office:value-type="float" office:value="1212416">
            <text:p>121241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8">
            <text:p>38</text:p>
          </table:table-cell>
          <table:table-cell table:formula="oooc:=[.A54]*[.B54]" office:value-type="float" office:value="1245184">
            <text:p>124518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9">
            <text:p>39</text:p>
          </table:table-cell>
          <table:table-cell table:formula="oooc:=[.A55]*[.B55]" office:value-type="float" office:value="1277952">
            <text:p>127795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">
            <text:p>40</text:p>
          </table:table-cell>
          <table:table-cell table:formula="oooc:=[.A56]*[.B56]" office:value-type="float" office:value="1310720">
            <text:p>131072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1">
            <text:p>41</text:p>
          </table:table-cell>
          <table:table-cell table:formula="oooc:=[.A57]*[.B57]" office:value-type="float" office:value="1343488">
            <text:p>134348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2">
            <text:p>42</text:p>
          </table:table-cell>
          <table:table-cell table:formula="oooc:=[.A58]*[.B58]" office:value-type="float" office:value="1376256">
            <text:p>137625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3">
            <text:p>43</text:p>
          </table:table-cell>
          <table:table-cell table:formula="oooc:=[.A59]*[.B59]" office:value-type="float" office:value="1409024">
            <text:p>140902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4">
            <text:p>44</text:p>
          </table:table-cell>
          <table:table-cell table:formula="oooc:=[.A60]*[.B60]" office:value-type="float" office:value="1441792">
            <text:p>144179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5">
            <text:p>45</text:p>
          </table:table-cell>
          <table:table-cell table:formula="oooc:=[.A61]*[.B61]" office:value-type="float" office:value="1474560">
            <text:p>147456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6">
            <text:p>46</text:p>
          </table:table-cell>
          <table:table-cell table:formula="oooc:=[.A62]*[.B62]" office:value-type="float" office:value="1507328">
            <text:p>150732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7">
            <text:p>47</text:p>
          </table:table-cell>
          <table:table-cell table:formula="oooc:=[.A63]*[.B63]" office:value-type="float" office:value="1540096">
            <text:p>154009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8">
            <text:p>48</text:p>
          </table:table-cell>
          <table:table-cell table:formula="oooc:=[.A64]*[.B64]" office:value-type="float" office:value="1572864">
            <text:p>157286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9">
            <text:p>49</text:p>
          </table:table-cell>
          <table:table-cell table:style-name="ce3" table:formula="oooc:=[.A65]*[.B65]" office:value-type="float" office:value="1605632">
            <text:p>160563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0">
            <text:p>50</text:p>
          </table:table-cell>
          <table:table-cell table:formula="oooc:=[.A66]*[.B66]" office:value-type="float" office:value="1638400">
            <text:p>163840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">
            <text:p>51</text:p>
          </table:table-cell>
          <table:table-cell table:formula="oooc:=[.A67]*[.B67]" office:value-type="float" office:value="1671168">
            <text:p>167116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2">
            <text:p>52</text:p>
          </table:table-cell>
          <table:table-cell table:formula="oooc:=[.A68]*[.B68]" office:value-type="float" office:value="1703936">
            <text:p>170393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3">
            <text:p>53</text:p>
          </table:table-cell>
          <table:table-cell table:formula="oooc:=[.A69]*[.B69]" office:value-type="float" office:value="1736704">
            <text:p>173670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4">
            <text:p>54</text:p>
          </table:table-cell>
          <table:table-cell table:formula="oooc:=[.A70]*[.B70]" office:value-type="float" office:value="1769472">
            <text:p>176947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5">
            <text:p>55</text:p>
          </table:table-cell>
          <table:table-cell table:formula="oooc:=[.A71]*[.B71]" office:value-type="float" office:value="1802240">
            <text:p>180224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6">
            <text:p>56</text:p>
          </table:table-cell>
          <table:table-cell table:formula="oooc:=[.A72]*[.B72]" office:value-type="float" office:value="1835008">
            <text:p>183500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7">
            <text:p>57</text:p>
          </table:table-cell>
          <table:table-cell table:formula="oooc:=[.A73]*[.B73]" office:value-type="float" office:value="1867776">
            <text:p>186777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8">
            <text:p>58</text:p>
          </table:table-cell>
          <table:table-cell table:formula="oooc:=[.A74]*[.B74]" office:value-type="float" office:value="1900544">
            <text:p>190054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9">
            <text:p>59</text:p>
          </table:table-cell>
          <table:table-cell table:formula="oooc:=[.A75]*[.B75]" office:value-type="float" office:value="1933312">
            <text:p>193331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0">
            <text:p>60</text:p>
          </table:table-cell>
          <table:table-cell table:formula="oooc:=[.A76]*[.B76]" office:value-type="float" office:value="1966080">
            <text:p>196608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1">
            <text:p>61</text:p>
          </table:table-cell>
          <table:table-cell table:formula="oooc:=[.A77]*[.B77]" office:value-type="float" office:value="1998848">
            <text:p>199884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2">
            <text:p>62</text:p>
          </table:table-cell>
          <table:table-cell table:formula="oooc:=[.A78]*[.B78]" office:value-type="float" office:value="2031616">
            <text:p>203161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3">
            <text:p>63</text:p>
          </table:table-cell>
          <table:table-cell table:formula="oooc:=[.A79]*[.B79]" office:value-type="float" office:value="2064384">
            <text:p>206438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table:formula="oooc:=[.A80]*[.B80]" office:value-type="float" office:value="2097152">
            <text:p>209715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5">
            <text:p>65</text:p>
          </table:table-cell>
          <table:table-cell table:formula="oooc:=[.A81]*[.B81]" office:value-type="float" office:value="2129920">
            <text:p>212992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6">
            <text:p>66</text:p>
          </table:table-cell>
          <table:table-cell table:formula="oooc:=[.A82]*[.B82]" office:value-type="float" office:value="2162688">
            <text:p>216268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7">
            <text:p>67</text:p>
          </table:table-cell>
          <table:table-cell table:formula="oooc:=[.A83]*[.B83]" office:value-type="float" office:value="2195456">
            <text:p>219545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8">
            <text:p>68</text:p>
          </table:table-cell>
          <table:table-cell table:formula="oooc:=[.A84]*[.B84]" office:value-type="float" office:value="2228224">
            <text:p>222822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9">
            <text:p>69</text:p>
          </table:table-cell>
          <table:table-cell table:formula="oooc:=[.A85]*[.B85]" office:value-type="float" office:value="2260992">
            <text:p>226099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0">
            <text:p>70</text:p>
          </table:table-cell>
          <table:table-cell table:formula="oooc:=[.A86]*[.B86]" office:value-type="float" office:value="2293760">
            <text:p>229376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1">
            <text:p>71</text:p>
          </table:table-cell>
          <table:table-cell table:formula="oooc:=[.A87]*[.B87]" office:value-type="float" office:value="2326528">
            <text:p>232652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2">
            <text:p>72</text:p>
          </table:table-cell>
          <table:table-cell table:formula="oooc:=[.A88]*[.B88]" office:value-type="float" office:value="2359296">
            <text:p>235929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3">
            <text:p>73</text:p>
          </table:table-cell>
          <table:table-cell table:formula="oooc:=[.A89]*[.B89]" office:value-type="float" office:value="2392064">
            <text:p>239206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4">
            <text:p>74</text:p>
          </table:table-cell>
          <table:table-cell table:formula="oooc:=[.A90]*[.B90]" office:value-type="float" office:value="2424832">
            <text:p>242483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5">
            <text:p>75</text:p>
          </table:table-cell>
          <table:table-cell table:formula="oooc:=[.A91]*[.B91]" office:value-type="float" office:value="2457600">
            <text:p>245760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6">
            <text:p>76</text:p>
          </table:table-cell>
          <table:table-cell table:formula="oooc:=[.A92]*[.B92]" office:value-type="float" office:value="2490368">
            <text:p>249036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7">
            <text:p>77</text:p>
          </table:table-cell>
          <table:table-cell table:formula="oooc:=[.A93]*[.B93]" office:value-type="float" office:value="2523136">
            <text:p>252313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8">
            <text:p>78</text:p>
          </table:table-cell>
          <table:table-cell table:formula="oooc:=[.A94]*[.B94]" office:value-type="float" office:value="2555904">
            <text:p>255590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79">
            <text:p>79</text:p>
          </table:table-cell>
          <table:table-cell table:formula="oooc:=[.A95]*[.B95]" office:value-type="float" office:value="2588672">
            <text:p>258867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0">
            <text:p>80</text:p>
          </table:table-cell>
          <table:table-cell table:formula="oooc:=[.A96]*[.B96]" office:value-type="float" office:value="2621440">
            <text:p>262144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table:style-name="ce3" office:value-type="float" office:value="81">
            <text:p>81</text:p>
          </table:table-cell>
          <table:table-cell table:style-name="ce3" table:formula="oooc:=[.A97]*[.B97]" office:value-type="float" office:value="2654208">
            <text:p>265420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2">
            <text:p>82</text:p>
          </table:table-cell>
          <table:table-cell table:formula="oooc:=[.A98]*[.B98]" office:value-type="float" office:value="2686976">
            <text:p>268697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3">
            <text:p>83</text:p>
          </table:table-cell>
          <table:table-cell table:formula="oooc:=[.A99]*[.B99]" office:value-type="float" office:value="2719744">
            <text:p>271974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4">
            <text:p>84</text:p>
          </table:table-cell>
          <table:table-cell table:formula="oooc:=[.A100]*[.B100]" office:value-type="float" office:value="2752512">
            <text:p>275251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5">
            <text:p>85</text:p>
          </table:table-cell>
          <table:table-cell table:formula="oooc:=[.A101]*[.B101]" office:value-type="float" office:value="2785280">
            <text:p>278528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6">
            <text:p>86</text:p>
          </table:table-cell>
          <table:table-cell table:formula="oooc:=[.A102]*[.B102]" office:value-type="float" office:value="2818048">
            <text:p>281804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7">
            <text:p>87</text:p>
          </table:table-cell>
          <table:table-cell table:formula="oooc:=[.A103]*[.B103]" office:value-type="float" office:value="2850816">
            <text:p>285081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8">
            <text:p>88</text:p>
          </table:table-cell>
          <table:table-cell table:formula="oooc:=[.A104]*[.B104]" office:value-type="float" office:value="2883584">
            <text:p>288358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9">
            <text:p>89</text:p>
          </table:table-cell>
          <table:table-cell table:formula="oooc:=[.A105]*[.B105]" office:value-type="float" office:value="2916352">
            <text:p>291635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0">
            <text:p>90</text:p>
          </table:table-cell>
          <table:table-cell table:formula="oooc:=[.A106]*[.B106]" office:value-type="float" office:value="2949120">
            <text:p>294912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1">
            <text:p>91</text:p>
          </table:table-cell>
          <table:table-cell table:formula="oooc:=[.A107]*[.B107]" office:value-type="float" office:value="2981888">
            <text:p>298188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2">
            <text:p>92</text:p>
          </table:table-cell>
          <table:table-cell table:formula="oooc:=[.A108]*[.B108]" office:value-type="float" office:value="3014656">
            <text:p>301465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3">
            <text:p>93</text:p>
          </table:table-cell>
          <table:table-cell table:formula="oooc:=[.A109]*[.B109]" office:value-type="float" office:value="3047424">
            <text:p>304742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4">
            <text:p>94</text:p>
          </table:table-cell>
          <table:table-cell table:formula="oooc:=[.A110]*[.B110]" office:value-type="float" office:value="3080192">
            <text:p>308019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5">
            <text:p>95</text:p>
          </table:table-cell>
          <table:table-cell table:formula="oooc:=[.A111]*[.B111]" office:value-type="float" office:value="3112960">
            <text:p>311296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6">
            <text:p>96</text:p>
          </table:table-cell>
          <table:table-cell table:formula="oooc:=[.A112]*[.B112]" office:value-type="float" office:value="3145728">
            <text:p>314572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7">
            <text:p>97</text:p>
          </table:table-cell>
          <table:table-cell table:formula="oooc:=[.A113]*[.B113]" office:value-type="float" office:value="3178496">
            <text:p>317849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8">
            <text:p>98</text:p>
          </table:table-cell>
          <table:table-cell table:formula="oooc:=[.A114]*[.B114]" office:value-type="float" office:value="3211264">
            <text:p>321126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99">
            <text:p>99</text:p>
          </table:table-cell>
          <table:table-cell table:formula="oooc:=[.A115]*[.B115]" office:value-type="float" office:value="3244032">
            <text:p>324403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0">
            <text:p>100</text:p>
          </table:table-cell>
          <table:table-cell table:formula="oooc:=[.A116]*[.B116]" office:value-type="float" office:value="3276800">
            <text:p>327680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1">
            <text:p>101</text:p>
          </table:table-cell>
          <table:table-cell table:formula="oooc:=[.A117]*[.B117]" office:value-type="float" office:value="3309568">
            <text:p>330956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">
            <text:p>102</text:p>
          </table:table-cell>
          <table:table-cell table:formula="oooc:=[.A118]*[.B118]" office:value-type="float" office:value="3342336">
            <text:p>334233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3">
            <text:p>103</text:p>
          </table:table-cell>
          <table:table-cell table:formula="oooc:=[.A119]*[.B119]" office:value-type="float" office:value="3375104">
            <text:p>337510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4">
            <text:p>104</text:p>
          </table:table-cell>
          <table:table-cell table:formula="oooc:=[.A120]*[.B120]" office:value-type="float" office:value="3407872">
            <text:p>340787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5">
            <text:p>105</text:p>
          </table:table-cell>
          <table:table-cell table:formula="oooc:=[.A121]*[.B121]" office:value-type="float" office:value="3440640">
            <text:p>344064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6">
            <text:p>106</text:p>
          </table:table-cell>
          <table:table-cell table:formula="oooc:=[.A122]*[.B122]" office:value-type="float" office:value="3473408">
            <text:p>347340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7">
            <text:p>107</text:p>
          </table:table-cell>
          <table:table-cell table:formula="oooc:=[.A123]*[.B123]" office:value-type="float" office:value="3506176">
            <text:p>350617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8">
            <text:p>108</text:p>
          </table:table-cell>
          <table:table-cell table:formula="oooc:=[.A124]*[.B124]" office:value-type="float" office:value="3538944">
            <text:p>353894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9">
            <text:p>109</text:p>
          </table:table-cell>
          <table:table-cell table:formula="oooc:=[.A125]*[.B125]" office:value-type="float" office:value="3571712">
            <text:p>357171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0">
            <text:p>110</text:p>
          </table:table-cell>
          <table:table-cell table:formula="oooc:=[.A126]*[.B126]" office:value-type="float" office:value="3604480">
            <text:p>360448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1">
            <text:p>111</text:p>
          </table:table-cell>
          <table:table-cell table:formula="oooc:=[.A127]*[.B127]" office:value-type="float" office:value="3637248">
            <text:p>363724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2">
            <text:p>112</text:p>
          </table:table-cell>
          <table:table-cell table:formula="oooc:=[.A128]*[.B128]" office:value-type="float" office:value="3670016">
            <text:p>367001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3">
            <text:p>113</text:p>
          </table:table-cell>
          <table:table-cell table:formula="oooc:=[.A129]*[.B129]" office:value-type="float" office:value="3702784">
            <text:p>370278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4">
            <text:p>114</text:p>
          </table:table-cell>
          <table:table-cell table:formula="oooc:=[.A130]*[.B130]" office:value-type="float" office:value="3735552">
            <text:p>373555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5">
            <text:p>115</text:p>
          </table:table-cell>
          <table:table-cell table:formula="oooc:=[.A131]*[.B131]" office:value-type="float" office:value="3768320">
            <text:p>376832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6">
            <text:p>116</text:p>
          </table:table-cell>
          <table:table-cell table:formula="oooc:=[.A132]*[.B132]" office:value-type="float" office:value="3801088">
            <text:p>380108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7">
            <text:p>117</text:p>
          </table:table-cell>
          <table:table-cell table:formula="oooc:=[.A133]*[.B133]" office:value-type="float" office:value="3833856">
            <text:p>383385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8">
            <text:p>118</text:p>
          </table:table-cell>
          <table:table-cell table:formula="oooc:=[.A134]*[.B134]" office:value-type="float" office:value="3866624">
            <text:p>386662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19">
            <text:p>119</text:p>
          </table:table-cell>
          <table:table-cell table:formula="oooc:=[.A135]*[.B135]" office:value-type="float" office:value="3899392">
            <text:p>389939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0">
            <text:p>120</text:p>
          </table:table-cell>
          <table:table-cell table:formula="oooc:=[.A136]*[.B136]" office:value-type="float" office:value="3932160">
            <text:p>393216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1">
            <text:p>121</text:p>
          </table:table-cell>
          <table:table-cell table:formula="oooc:=[.A137]*[.B137]" office:value-type="float" office:value="3964928">
            <text:p>396492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2">
            <text:p>122</text:p>
          </table:table-cell>
          <table:table-cell table:formula="oooc:=[.A138]*[.B138]" office:value-type="float" office:value="3997696">
            <text:p>399769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3">
            <text:p>123</text:p>
          </table:table-cell>
          <table:table-cell table:formula="oooc:=[.A139]*[.B139]" office:value-type="float" office:value="4030464">
            <text:p>4030464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4">
            <text:p>124</text:p>
          </table:table-cell>
          <table:table-cell table:formula="oooc:=[.A140]*[.B140]" office:value-type="float" office:value="4063232">
            <text:p>4063232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table:style-name="ce3" office:value-type="float" office:value="125">
            <text:p>125</text:p>
          </table:table-cell>
          <table:table-cell table:style-name="ce3" table:formula="oooc:=[.A141]*[.B141]" office:value-type="float" office:value="4096000">
            <text:p>4096000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6">
            <text:p>126</text:p>
          </table:table-cell>
          <table:table-cell table:formula="oooc:=[.A142]*[.B142]" office:value-type="float" office:value="4128768">
            <text:p>4128768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7">
            <text:p>127</text:p>
          </table:table-cell>
          <table:table-cell table:formula="oooc:=[.A143]*[.B143]" office:value-type="float" office:value="4161536">
            <text:p>4161536</text:p>
          </table:table-cell>
          <table:table-cell table:number-columns-repeated="253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table:formula="oooc:=[.A144]*[.B144]" office:value-type="float" office:value="4194304">
            <text:p>4194304</text:p>
          </table:table-cell>
          <table:table-cell table:number-columns-repeated="253"/>
        </table:table-row>
      </table:table>
      <table:table table:name="Full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0">10/12/2008</text:date>, <text:time>08:38:17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 Badenas</meta:initial-creator>
    <meta:creation-date>2008-12-10T08:07:57</meta:creation-date>
    <dc:creator>Sergi Badenas</dc:creator>
    <dc:date>2008-12-10T08:38:05</dc:date>
    <meta:editing-cycles>1</meta:editing-cycles>
    <meta:editing-duration>PT14M18S</meta:editing-duration>
    <meta:user-defined meta:name="Informació 1"/>
    <meta:user-defined meta:name="Informació 2"/>
    <meta:user-defined meta:name="Informació 3"/>
    <meta:user-defined meta:name="Informació 4"/>
    <meta:document-statistic meta:table-count="3" meta:cell-count="526"/>
  </office:meta>
</office:document-meta>
</file>